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ObjectFactoryBeanTests.testLookupWithProxyInterfaceAndLazyLook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ndiObjectFactoryBeanTests.testLookupWithProxyInterfaceWithLazyLookupAndNot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ndiObjectFactoryBeanTests.testLookupWithProxyInterfaceAndExpectedTypeAnd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ndiObjectFactoryBeanTests.testLookupWithShortNameAndResourceRef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ndiObjectFactoryBeanTests.testLookupWithFullNameAndResourceRef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ObjectFactoryBeanTests.testLookupWithFullNameAndResourceRef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ObjectFactoryBeanTests.testLookupWithDefaultObjectAndExpect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ObjectFactoryBeanTests.testLookupWithProxyInterfaceAndExpectedTypeAnd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ndiObjectFactoryBeanTests.testLookupWithExpectedTypeAnd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ObjectFactoryBeanTests.testLookupWithProxyInterfaceWithNot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ndiObjectFactoryBeanTests.testLookupWithDefaultObjectAndExpectedTyp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ndiObjectFactoryBeanTests.testLazyLookupWithoutProxy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ndiObjectFactoryBeanTests.testLookupWithDefaultObjectAndExpectedTypeC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ObjectFactoryBeanTests.testNotCacheWithoutProxy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ndiObjectFactoryBeanTests.testNoJndi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ndiObjectFactoryBeanTests.testLookupWithExposeAccess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ndiObjectFactoryBeanTests.testLookupWithProxy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ndiObjectFactoryBeanTests.createInitial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ObjectFactoryBeanTests.testLookupWithProxyInterfaceAndDefaul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ObjectFactoryBeanTests.lookup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ndiObjectFactoryBeanTests.testLookupWithSchemeNameAndResourceRef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ObjectFactoryBeanTests.testLookupWithShortNameAndResourceRef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ObjectFactoryBeanTests.testLookupWithSchemeNameAndResourceRef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ObjectFactoryBeanTests.testLookupWithDefaul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ObjectFactoryBeanTests.testLookupWithExpectedTypeAnd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ObjectFactoryBeanTests.testLookupWithArbitraryNameAndResourceRef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ndiObjectFactoryBeanTests.testLookupWithDefaultObjectAndExpectedTypeConversionVia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